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Parts</text:p>
          </table:table-cell>
          <table:table-cell table:style-name="Default" office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>
            <text:p>Esp32-S2 lolin mini</text:p>
          </table:table-cell>
          <table:table-cell office:value-type="currency" office:currency="EUR" office:value="2.76">
            <text:p>€2.76</text:p>
          </table:table-cell>
          <table:table-cell table:number-columns-repeated="3"/>
        </table:table-row>
        <table:table-row table:style-name="ro1">
          <table:table-cell office:value-type="string">
            <text:p>128x160 RGB LCD display ST7735S</text:p>
          </table:table-cell>
          <table:table-cell office:value-type="currency" office:currency="EUR" office:value="2.34">
            <text:p>€2.34</text:p>
          </table:table-cell>
          <table:table-cell table:number-columns-repeated="3"/>
        </table:table-row>
        <table:table-row table:style-name="ro1">
          <table:table-cell office:value-type="string">
            <text:p>Rotary Encoder</text:p>
          </table:table-cell>
          <table:table-cell office:value-type="currency" office:currency="EUR" office:value="0.69">
            <text:p>€0.69</text:p>
          </table:table-cell>
          <table:table-cell table:number-columns-repeated="3"/>
        </table:table-row>
        <table:table-row table:style-name="ro1">
          <table:table-cell office:value-type="string">
            <text:p>WS1812 LED strip</text:p>
          </table:table-cell>
          <table:table-cell office:value-type="currency" office:currency="EUR" office:value="0.35">
            <text:p>€0.35</text:p>
          </table:table-cell>
          <table:table-cell table:number-columns-repeated="3"/>
        </table:table-row>
        <table:table-row table:style-name="ro1">
          <table:table-cell office:value-type="string">
            <text:p>4ohm 10W Speaker</text:p>
          </table:table-cell>
          <table:table-cell office:value-type="currency" office:currency="EUR" office:value="3.47">
            <text:p>€3.47</text:p>
          </table:table-cell>
          <table:table-cell table:number-columns-repeated="3"/>
        </table:table-row>
        <table:table-row table:style-name="ro1">
          <table:table-cell office:value-type="string">
            <text:p>max98357a I2S sound amp</text:p>
          </table:table-cell>
          <table:table-cell office:value-type="currency" office:currency="EUR" office:value="0.88">
            <text:p>€0.88</text:p>
          </table:table-cell>
          <table:table-cell table:number-columns-repeated="3"/>
        </table:table-row>
        <table:table-row table:style-name="ro1">
          <table:table-cell office:value-type="string">
            <text:p>SD card Reader</text:p>
          </table:table-cell>
          <table:table-cell office:value-type="currency" office:currency="EUR" office:value="0.45">
            <text:p>€0.45</text:p>
          </table:table-cell>
          <table:table-cell table:number-columns-repeated="3"/>
        </table:table-row>
        <table:table-row table:style-name="ro1">
          <table:table-cell office:value-type="string">
            <text:p>SD card</text:p>
          </table:table-cell>
          <table:table-cell office:value-type="currency" office:currency="EUR" office:value="2.27">
            <text:p>€2.27</text:p>
          </table:table-cell>
          <table:table-cell table:number-columns-repeated="3"/>
        </table:table-row>
        <table:table-row table:style-name="ro1">
          <table:table-cell office:value-type="string">
            <text:p>Case</text:p>
          </table:table-cell>
          <table:table-cell office:value-type="currency" office:currency="EUR" office:value="3">
            <text:p>€3.00</text:p>
          </table:table-cell>
          <table:table-cell table:number-columns-repeated="3"/>
        </table:table-row>
        <table:table-row table:style-name="ro1">
          <table:table-cell office:value-type="string">
            <text:p>Extra</text:p>
          </table:table-cell>
          <table:table-cell office:value-type="currency" office:currency="EUR" office:value="1">
            <text:p>€1.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otal:</text:p>
          </table:table-cell>
          <table:table-cell table:style-name="ce1" table:formula="of:=SUM([.B2:.B11])" office:value-type="currency" office:currency="EUR" office:value="17.21">
            <text:p>€17.2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25-[.B12]" office:value-type="currency" office:currency="EUR" office:value="7.79">
            <text:p>€7.79</text:p>
          </table:table-cell>
          <table:table-cell table:formula="of:=[.B15]*0.1" office:value-type="currency" office:currency="EUR" office:value="0.779">
            <text:p>€0.78</text:p>
          </table:table-cell>
          <table:table-cell table:formula="of:=[.B15]*0.05" office:value-type="currency" office:currency="EUR" office:value="0.3895">
            <text:p>€0.39</text:p>
          </table:table-cell>
          <table:table-cell table:formula="of:=[.B15]-[.C15]*2-[.D15]" office:value-type="currency" office:currency="EUR" office:value="5.8425">
            <text:p>€5.8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4">04/11/2025</text:date>, <text:time>16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Yoder</meta:initial-creator>
    <meta:creation-date>2025-10-25T10:21:48.45</meta:creation-date>
    <meta:generator>OpenOffice/4.1.15$Win32 OpenOffice.org_project/4115m2$Build-9813</meta:generator>
    <dc:date>2025-11-04T16:46:50.65</dc:date>
    <dc:creator>Joseph Yoder</dc:creator>
    <meta:editing-duration>P5DT16H23M40S</meta:editing-duration>
    <meta:editing-cycles>2</meta:editing-cycles>
    <meta:document-statistic meta:table-count="3" meta:cell-count="28" meta:object-count="0"/>
  </office:meta>
</office:document-meta>
</file>